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Sensor 2</text:p>
          </table:table-cell>
          <table:table-cell office:value-type="string">
            <text:p>Sensor 3</text:p>
          </table:table-cell>
          <table:table-cell office:value-type="string">
            <text:p>Sensor 4</text:p>
          </table:table-cell>
          <table:table-cell/>
          <table:table-cell office:value-type="string">
            <text:p>Norm2</text:p>
          </table:table-cell>
          <table:table-cell office:value-type="string">
            <text:p>Norm3</text:p>
          </table:table-cell>
          <table:table-cell office:value-type="string">
            <text:p>Norm4</text:p>
          </table:table-cell>
          <table:table-cell/>
          <table:table-cell office:value-type="string">
            <text:p>speedLeft</text:p>
          </table:table-cell>
          <table:table-cell office:value-type="string">
            <text:p>speedRight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3">
            <text:p>553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table:formula="of:=([.B2]-[.B$11])/[.B$13]*[.$B$15]" office:value-type="float" office:value="49.792531120332">
            <text:p>49,7925311203</text:p>
          </table:table-cell>
          <table:table-cell table:formula="of:=([.C2]-[.C$11])/[.C$13]*[.$B$15]" office:value-type="float" office:value="48.3208955223881">
            <text:p>48,3208955224</text:p>
          </table:table-cell>
          <table:table-cell table:formula="of:=([.D2]-[.D$11])/[.D$13]*[.$B$15]" office:value-type="float" office:value="46.7857142857143">
            <text:p>46,78571428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4">
            <text:p>554</text:p>
          </table:table-cell>
          <table:table-cell office:value-type="float" office:value="579">
            <text:p>579</text:p>
          </table:table-cell>
          <table:table-cell office:value-type="float" office:value="338">
            <text:p>338</text:p>
          </table:table-cell>
          <table:table-cell/>
          <table:table-cell table:formula="of:=([.B3]-[.B$11])/[.B$13]*[.$B$15]" office:value-type="float" office:value="50">
            <text:p>50</text:p>
          </table:table-cell>
          <table:table-cell table:formula="of:=([.C3]-[.C$11])/[.C$13]*[.$B$15]" office:value-type="float" office:value="47.9477611940299">
            <text:p>47,947761194</text:p>
          </table:table-cell>
          <table:table-cell table:formula="of:=([.D3]-[.D$11])/[.D$13]*[.$B$15]"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4">
            <text:p>554</text:p>
          </table:table-cell>
          <table:table-cell office:value-type="float" office:value="435">
            <text:p>435</text:p>
          </table:table-cell>
          <table:table-cell office:value-type="float" office:value="531">
            <text:p>531</text:p>
          </table:table-cell>
          <table:table-cell/>
          <table:table-cell table:formula="of:=([.B4]-[.B$11])/[.B$13]*[.$B$15]" office:value-type="float" office:value="50">
            <text:p>50</text:p>
          </table:table-cell>
          <table:table-cell table:formula="of:=([.C4]-[.C$11])/[.C$13]*[.$B$15]" office:value-type="float" office:value="21.0820895522388">
            <text:p>21,0820895522</text:p>
          </table:table-cell>
          <table:table-cell table:formula="of:=([.D4]-[.D$11])/[.D$13]*[.$B$15]" office:value-type="float" office:value="34.4642857142857">
            <text:p>34,46428571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3">
            <text:p>553</text:p>
          </table:table-cell>
          <table:table-cell office:value-type="float" office:value="322">
            <text:p>322</text:p>
          </table:table-cell>
          <table:table-cell office:value-type="float" office:value="604">
            <text:p>604</text:p>
          </table:table-cell>
          <table:table-cell/>
          <table:table-cell table:formula="of:=([.B5]-[.B$11])/[.B$13]*[.$B$15]" office:value-type="float" office:value="49.792531120332">
            <text:p>49,7925311203</text:p>
          </table:table-cell>
          <table:table-cell table:formula="of:=([.C5]-[.C$11])/[.C$13]*[.$B$15]" office:value-type="float" office:value="0">
            <text:p>0</text:p>
          </table:table-cell>
          <table:table-cell table:formula="of:=([.D5]-[.D$11])/[.D$13]*[.$B$15]" office:value-type="float" office:value="47.5">
            <text:p>47,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6">
            <text:p>456</text:p>
          </table:table-cell>
          <table:table-cell office:value-type="float" office:value="491">
            <text:p>491</text:p>
          </table:table-cell>
          <table:table-cell office:value-type="float" office:value="607">
            <text:p>607</text:p>
          </table:table-cell>
          <table:table-cell/>
          <table:table-cell table:formula="of:=([.B6]-[.B$11])/[.B$13]*[.$B$15]" office:value-type="float" office:value="29.6680497925311">
            <text:p>29,6680497925</text:p>
          </table:table-cell>
          <table:table-cell table:formula="of:=([.C6]-[.C$11])/[.C$13]*[.$B$15]" office:value-type="float" office:value="31.5298507462687">
            <text:p>31,5298507463</text:p>
          </table:table-cell>
          <table:table-cell table:formula="of:=([.D6]-[.D$11])/[.D$13]*[.$B$15]" office:value-type="float" office:value="48.0357142857143">
            <text:p>48,03571428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3">
            <text:p>313</text:p>
          </table:table-cell>
          <table:table-cell office:value-type="float" office:value="584">
            <text:p>584</text:p>
          </table:table-cell>
          <table:table-cell office:value-type="float" office:value="610">
            <text:p>610</text:p>
          </table:table-cell>
          <table:table-cell/>
          <table:table-cell table:formula="of:=([.B7]-[.B$11])/[.B$13]*[.$B$15]" office:value-type="float" office:value="0">
            <text:p>0</text:p>
          </table:table-cell>
          <table:table-cell table:formula="of:=([.C7]-[.C$11])/[.C$13]*[.$B$15]" office:value-type="float" office:value="48.8805970149254">
            <text:p>48,8805970149</text:p>
          </table:table-cell>
          <table:table-cell table:formula="of:=([.D7]-[.D$11])/[.D$13]*[.$B$15]" office:value-type="float" office:value="48.5714285714286">
            <text:p>48,57142857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5">
            <text:p>435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/>
          <table:table-cell table:formula="of:=([.B8]-[.B$11])/[.B$13]*[.$B$15]" office:value-type="float" office:value="25.3112033195021">
            <text:p>25,3112033195</text:p>
          </table:table-cell>
          <table:table-cell table:formula="of:=([.C8]-[.C$11])/[.C$13]*[.$B$15]" office:value-type="float" office:value="50">
            <text:p>50</text:p>
          </table:table-cell>
          <table:table-cell table:formula="of:=([.D8]-[.D$11])/[.D$13]*[.$B$15]" office:value-type="float" office:value="50">
            <text:p>50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in</text:p>
          </table:table-cell>
          <table:table-cell table:formula="of:=MIN([.B2:.B8])" office:value-type="float" office:value="313">
            <text:p>313</text:p>
          </table:table-cell>
          <table:table-cell table:formula="of:=MIN([.C2:.C8])" office:value-type="float" office:value="322">
            <text:p>322</text:p>
          </table:table-cell>
          <table:table-cell table:formula="of:=MIN([.D2:.D8])" office:value-type="float" office:value="338">
            <text:p>338</text:p>
          </table:table-cell>
          <table:table-cell table:number-columns-repeated="9"/>
        </table:table-row>
        <table:table-row table:style-name="ro1">
          <table:table-cell office:value-type="string">
            <text:p>max</text:p>
          </table:table-cell>
          <table:table-cell table:formula="of:=MAX([.B2:.B8])" office:value-type="float" office:value="554">
            <text:p>554</text:p>
          </table:table-cell>
          <table:table-cell table:formula="of:=MAX([.C2:.C8])" office:value-type="float" office:value="590">
            <text:p>590</text:p>
          </table:table-cell>
          <table:table-cell table:formula="of:=MAX([.D2:.D8])" office:value-type="float" office:value="618">
            <text:p>618</text:p>
          </table:table-cell>
          <table:table-cell table:number-columns-repeated="9"/>
        </table:table-row>
        <table:table-row table:style-name="ro1">
          <table:table-cell office:value-type="string">
            <text:p>range</text:p>
          </table:table-cell>
          <table:table-cell table:formula="of:=[.B12]-[.B11]" office:value-type="float" office:value="241">
            <text:p>241</text:p>
          </table:table-cell>
          <table:table-cell table:formula="of:=[.C12]-[.C11]" office:value-type="float" office:value="268">
            <text:p>268</text:p>
          </table:table-cell>
          <table:table-cell table:formula="of:=[.D12]-[.D11]" office:value-type="float" office:value="280">
            <text:p>280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amp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schwarz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table:formula="of:=[.G18]+[.F18]" office:value-type="float" office:value="-50">
            <text:p>-5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H18]+50" office:value-type="float" office:value="0">
            <text:p>0</text:p>
          </table:table-cell>
          <table:table-cell table:formula="of:=50-[.H18]" office:value-type="float" office:value="100">
            <text:p>100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-45">
            <text:p>-45</text:p>
          </table:table-cell>
          <table:table-cell table:formula="of:=[.G19]+[.F19]" office:value-type="float" office:value="-40">
            <text:p>-40</text:p>
          </table:table-cell>
          <table:table-cell/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[.H19]+50" office:value-type="float" office:value="10">
            <text:p>10</text:p>
          </table:table-cell>
          <table:table-cell table:formula="of:=50-[.H19]" office:value-type="float" office:value="90">
            <text:p>90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-40">
            <text:p>-40</text:p>
          </table:table-cell>
          <table:table-cell table:formula="of:=[.G20]+[.F20]" office:value-type="float" office:value="-30">
            <text:p>-30</text:p>
          </table:table-cell>
          <table:table-cell/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[.H20]+50" office:value-type="float" office:value="20">
            <text:p>20</text:p>
          </table:table-cell>
          <table:table-cell table:formula="of:=50-[.H20]" office:value-type="float" office:value="80">
            <text:p>80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float" office:value="-35">
            <text:p>-35</text:p>
          </table:table-cell>
          <table:table-cell table:formula="of:=[.G21]+[.F21]" office:value-type="float" office:value="-20">
            <text:p>-20</text:p>
          </table:table-cell>
          <table:table-cell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formula="of:=[.H21]+50" office:value-type="float" office:value="30">
            <text:p>30</text:p>
          </table:table-cell>
          <table:table-cell table:formula="of:=50-[.H21]" office:value-type="float" office:value="70">
            <text:p>70</text:p>
          </table:table-cell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office:value-type="float" office:value="-30">
            <text:p>-30</text:p>
          </table:table-cell>
          <table:table-cell table:formula="of:=[.G22]+[.F22]" office:value-type="float" office:value="-10">
            <text:p>-10</text:p>
          </table:table-cell>
          <table:table-cell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[.H22]+50" office:value-type="float" office:value="40">
            <text:p>40</text:p>
          </table:table-cell>
          <table:table-cell table:formula="of:=50-[.H22]" office:value-type="float" office:value="60">
            <text:p>60</text:p>
          </table:table-cell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office:value-type="float" office:value="-25">
            <text:p>-25</text:p>
          </table:table-cell>
          <table:table-cell table:formula="of:=[.G23]+[.F23]" office:value-type="float" office:value="0">
            <text:p>0</text:p>
          </table:table-cell>
          <table:table-cell/>
          <table:table-cell table:number-columns-repeated="2" office:value-type="float" office:value="50">
            <text:p>50</text:p>
          </table:table-cell>
          <table:table-cell table:formula="of:=[.H23]+50" office:value-type="float" office:value="50">
            <text:p>50</text:p>
          </table:table-cell>
          <table:table-cell table:formula="of:=50-[.H23]" office:value-type="float" office:value="50">
            <text:p>50</text:p>
          </table:table-cell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office:value-type="float" office:value="-20">
            <text:p>-20</text:p>
          </table:table-cell>
          <table:table-cell table:formula="of:=[.G24]+[.F24]"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[.H24]+50" office:value-type="float" office:value="60">
            <text:p>60</text:p>
          </table:table-cell>
          <table:table-cell table:formula="of:=50-[.H24]" office:value-type="float" office:value="40">
            <text:p>40</text:p>
          </table:table-cell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office:value-type="float" office:value="-15">
            <text:p>-15</text:p>
          </table:table-cell>
          <table:table-cell table:formula="of:=[.G25]+[.F25]" office:value-type="float" office:value="20">
            <text:p>20</text:p>
          </table:table-cell>
          <table:table-cell/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formula="of:=[.H25]+50" office:value-type="float" office:value="70">
            <text:p>70</text:p>
          </table:table-cell>
          <table:table-cell table:formula="of:=50-[.H25]" office:value-type="float" office:value="30">
            <text:p>30</text:p>
          </table:table-cell>
        </table:table-row>
        <table:table-row table:style-name="ro2">
          <table:table-cell table:number-columns-repeated="5"/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table:formula="of:=[.G26]+[.F26]"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[.H26]+50" office:value-type="float" office:value="80">
            <text:p>80</text:p>
          </table:table-cell>
          <table:table-cell table:formula="of:=50-[.H26]" office:value-type="float" office:value="20">
            <text:p>20</text:p>
          </table:table-cell>
        </table:table-row>
        <table:table-row table:style-name="ro2">
          <table:table-cell table:number-columns-repeated="5"/>
          <table:table-cell office:value-type="float" office:value="45">
            <text:p>45</text:p>
          </table:table-cell>
          <table:table-cell office:value-type="float" office:value="-5">
            <text:p>-5</text:p>
          </table:table-cell>
          <table:table-cell table:formula="of:=[.G27]+[.F27]" office:value-type="float" office:value="40">
            <text:p>40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H27]+50" office:value-type="float" office:value="90">
            <text:p>90</text:p>
          </table:table-cell>
          <table:table-cell table:formula="of:=50-[.H27]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string">
            <text:p>weiß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28]+[.F28]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28]+50" office:value-type="float" office:value="100">
            <text:p>100</text:p>
          </table:table-cell>
          <table:table-cell table:formula="of:=50-[.H28]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21:26:43.77</meta:creation-date>
    <dc:date>2013-11-13T23:10:54.57</dc:date>
    <meta:editing-duration>PT58M40S</meta:editing-duration>
    <meta:editing-cycles>1</meta:editing-cycles>
    <meta:document-statistic meta:table-count="1" meta:cell-count="143" meta:object-count="0"/>
    <meta:generator>LibreOffice/3.6$Windows_x86 LibreOffice_project/2ef5aff-a6fb0ff-166bdff-cf087ad-0f1389</meta:generator>
  </office:meta>
</office:document-meta>
</file>